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List1" table:style-name="ta1">
        <table:table-column table:style-name="co1" table:number-columns-repeated="1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I [mA]</text:p>
          </table:table-cell>
          <table:table-cell/>
          <table:table-cell office:value-type="string">
            <text:p>U1</text:p>
          </table:table-cell>
          <table:table-cell office:value-type="string">
            <text:p>U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96.9">
            <text:p>96,9</text:p>
          </table:table-cell>
          <table:table-cell table:formula="of:=(([.C7]*0.001)/5.13)*1000" office:value-type="float" office:value="18.8888888888889">
            <text:p>18,8888888889</text:p>
          </table:table-cell>
          <table:table-cell/>
          <table:table-cell office:value-type="float" office:value="1170">
            <text:p>1170</text:p>
          </table:table-cell>
          <table:table-cell office:value-type="float" office:value="1010">
            <text:p>1010</text:p>
          </table:table-cell>
          <table:table-cell table:formula="of:=(([.G7]*0.001)/5.13)*1000" office:value-type="float" office:value="196.881091617934">
            <text:p>196,8810916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6">
            <text:p>606</text:p>
          </table:table-cell>
          <table:table-cell office:value-type="float" office:value="184">
            <text:p>184</text:p>
          </table:table-cell>
          <table:table-cell table:formula="of:=(([.C8]*0.001)/5.13)*1000" office:value-type="float" office:value="35.8674463937622">
            <text:p>35,8674463938</text:p>
          </table:table-cell>
          <table:table-cell/>
          <table:table-cell office:value-type="float" office:value="1050">
            <text:p>1050</text:p>
          </table:table-cell>
          <table:table-cell office:value-type="float" office:value="958">
            <text:p>958</text:p>
          </table:table-cell>
          <table:table-cell table:formula="of:=(([.G8]*0.001)/5.13)*1000" office:value-type="float" office:value="186.744639376218">
            <text:p>186,74463937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77">
            <text:p>877</text:p>
          </table:table-cell>
          <table:table-cell office:value-type="float" office:value="204">
            <text:p>204</text:p>
          </table:table-cell>
          <table:table-cell table:formula="of:=(([.C9]*0.001)/5.13)*1000" office:value-type="float" office:value="39.766081871345">
            <text:p>39,7660818713</text:p>
          </table:table-cell>
          <table:table-cell/>
          <table:table-cell office:value-type="float" office:value="936">
            <text:p>936</text:p>
          </table:table-cell>
          <table:table-cell office:value-type="float" office:value="856">
            <text:p>856</text:p>
          </table:table-cell>
          <table:table-cell table:formula="of:=(([.G9]*0.001)/5.13)*1000" office:value-type="float" office:value="166.861598440546">
            <text:p>166,86159844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0">
            <text:p>1090</text:p>
          </table:table-cell>
          <table:table-cell office:value-type="float" office:value="283">
            <text:p>283</text:p>
          </table:table-cell>
          <table:table-cell table:formula="of:=(([.C10]*0.001)/5.13)*1000" office:value-type="float" office:value="55.1656920077973">
            <text:p>55,1656920078</text:p>
          </table:table-cell>
          <table:table-cell/>
          <table:table-cell office:value-type="float" office:value="860">
            <text:p>860</text:p>
          </table:table-cell>
          <table:table-cell office:value-type="float" office:value="767">
            <text:p>767</text:p>
          </table:table-cell>
          <table:table-cell table:formula="of:=(([.G10]*0.001)/5.13)*1000" office:value-type="float" office:value="149.512670565302">
            <text:p>149,51267056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0">
            <text:p>1200</text:p>
          </table:table-cell>
          <table:table-cell office:value-type="float" office:value="350">
            <text:p>350</text:p>
          </table:table-cell>
          <table:table-cell table:formula="of:=(([.C11]*0.001)/5.13)*1000" office:value-type="float" office:value="68.2261208576998">
            <text:p>68,2261208577</text:p>
          </table:table-cell>
          <table:table-cell/>
          <table:table-cell office:value-type="float" office:value="816">
            <text:p>816</text:p>
          </table:table-cell>
          <table:table-cell office:value-type="float" office:value="693">
            <text:p>693</text:p>
          </table:table-cell>
          <table:table-cell table:formula="of:=(([.G11]*0.001)/5.13)*1000" office:value-type="float" office:value="135.087719298246">
            <text:p>135,08771929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0">
            <text:p>1260</text:p>
          </table:table-cell>
          <table:table-cell office:value-type="float" office:value="418">
            <text:p>418</text:p>
          </table:table-cell>
          <table:table-cell table:formula="of:=(([.C12]*0.001)/5.13)*1000" office:value-type="float" office:value="81.4814814814815">
            <text:p>81,4814814815</text:p>
          </table:table-cell>
          <table:table-cell/>
          <table:table-cell office:value-type="float" office:value="691">
            <text:p>691</text:p>
          </table:table-cell>
          <table:table-cell office:value-type="float" office:value="614">
            <text:p>614</text:p>
          </table:table-cell>
          <table:table-cell table:formula="of:=(([.G12]*0.001)/5.13)*1000" office:value-type="float" office:value="119.688109161793">
            <text:p>119,6881091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50">
            <text:p>1350</text:p>
          </table:table-cell>
          <table:table-cell office:value-type="float" office:value="590">
            <text:p>590</text:p>
          </table:table-cell>
          <table:table-cell table:formula="of:=(([.C13]*0.001)/5.13)*1000" office:value-type="float" office:value="115.009746588694">
            <text:p>115,0097465887</text:p>
          </table:table-cell>
          <table:table-cell/>
          <table:table-cell office:value-type="float" office:value="558">
            <text:p>558</text:p>
          </table:table-cell>
          <table:table-cell office:value-type="float" office:value="560">
            <text:p>560</text:p>
          </table:table-cell>
          <table:table-cell table:formula="of:=(([.G13]*0.001)/5.13)*1000" office:value-type="float" office:value="109.16179337232">
            <text:p>109,16179337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40">
            <text:p>1440</text:p>
          </table:table-cell>
          <table:table-cell office:value-type="float" office:value="761">
            <text:p>761</text:p>
          </table:table-cell>
          <table:table-cell table:formula="of:=(([.C14]*0.001)/5.13)*1000" office:value-type="float" office:value="148.343079922027">
            <text:p>148,343079922</text:p>
          </table:table-cell>
          <table:table-cell/>
          <table:table-cell office:value-type="float" office:value="360">
            <text:p>360</text:p>
          </table:table-cell>
          <table:table-cell office:value-type="float" office:value="465">
            <text:p>465</text:p>
          </table:table-cell>
          <table:table-cell table:formula="of:=(([.G14]*0.001)/5.13)*1000" office:value-type="float" office:value="90.6432748538012">
            <text:p>90,643274853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30">
            <text:p>230</text:p>
          </table:table-cell>
          <table:table-cell office:value-type="float" office:value="266">
            <text:p>266</text:p>
          </table:table-cell>
          <table:table-cell table:formula="of:=(([.G15]*0.001)/5.13)*1000" office:value-type="float" office:value="51.8518518518519">
            <text:p>51,8518518519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„-“</text:p>
          </table:table-cell>
          <table:table-cell/>
          <table:table-cell office:value-type="string">
            <text:p>„+“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absorbance</text:p>
          </table:table-cell>
          <table:table-cell office:value-type="string">
            <text:p>koncentrace</text:p>
          </table:table-cell>
          <table:table-cell office:value-type="string">
            <text:p>absorbance</text:p>
          </table:table-cell>
          <table:table-cell office:value-type="string">
            <text:p>koncentrace</text:p>
          </table:table-cell>
          <table:table-cell table:number-columns-repeated="5"/>
          <table:table-cell office:value-type="string">
            <text:p>fit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table:formula="of:=[.C21]/0.4596" office:value-type="float" office:value="0.0174064403829417">
            <text:p>0,0174064404</text:p>
          </table:table-cell>
          <table:table-cell office:value-type="float" office:value="0.009">
            <text:p>0,009</text:p>
          </table:table-cell>
          <table:table-cell table:formula="of:=[.E21]/0.4596" office:value-type="float" office:value="0.0195822454308094">
            <text:p>0,0195822454</text:p>
          </table:table-cell>
          <table:table-cell table:number-columns-repeated="4"/>
          <table:table-cell office:value-type="string">
            <text:p>-</text:p>
          </table:table-cell>
          <table:table-cell table:style-name="ce1" office:value-type="float" office:value="0.01701">
            <text:p>1,70E-002</text:p>
          </table:table-cell>
          <table:table-cell table:style-name="ce1" office:value-type="float" office:value="0.0011">
            <text:p>1,10E-00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72">
            <text:p>0,072</text:p>
          </table:table-cell>
          <table:table-cell table:formula="of:=[.C22]/0.4596" office:value-type="float" office:value="0.156657963446475">
            <text:p>0,1566579634</text:p>
          </table:table-cell>
          <table:table-cell office:value-type="float" office:value="0.032">
            <text:p>0,032</text:p>
          </table:table-cell>
          <table:table-cell table:formula="of:=[.E22]/0.4596" office:value-type="float" office:value="0.0696257615317668">
            <text:p>0,0696257615</text:p>
          </table:table-cell>
          <table:table-cell table:number-columns-repeated="4"/>
          <table:table-cell office:value-type="string">
            <text:p>+</text:p>
          </table:table-cell>
          <table:table-cell table:style-name="ce1" office:value-type="float" office:value="0.0416">
            <text:p>4,16E-002</text:p>
          </table:table-cell>
          <table:table-cell table:style-name="ce1" office:value-type="float" office:value="0.00116">
            <text:p>1,16E-00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96">
            <text:p>0,096</text:p>
          </table:table-cell>
          <table:table-cell table:formula="of:=[.C23]/0.4596" office:value-type="float" office:value="0.2088772845953">
            <text:p>0,2088772846</text:p>
          </table:table-cell>
          <table:table-cell office:value-type="float" office:value="0.038">
            <text:p>0,038</text:p>
          </table:table-cell>
          <table:table-cell table:formula="of:=[.E23]/0.4596" office:value-type="float" office:value="0.082680591818973">
            <text:p>0,08268059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129">
            <text:p>0,129</text:p>
          </table:table-cell>
          <table:table-cell table:formula="of:=[.C24]/0.4596" office:value-type="float" office:value="0.280678851174935">
            <text:p>0,2806788512</text:p>
          </table:table-cell>
          <table:table-cell office:value-type="float" office:value="0.064">
            <text:p>0,064</text:p>
          </table:table-cell>
          <table:table-cell table:formula="of:=[.E24]/0.4596" office:value-type="float" office:value="0.139251523063534">
            <text:p>0,13925152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165">
            <text:p>0,165</text:p>
          </table:table-cell>
          <table:table-cell table:formula="of:=[.C25]/0.4596" office:value-type="float" office:value="0.359007832898172">
            <text:p>0,3590078329</text:p>
          </table:table-cell>
          <table:table-cell office:value-type="float" office:value="0.073">
            <text:p>0,073</text:p>
          </table:table-cell>
          <table:table-cell table:formula="of:=[.E25]/0.4596" office:value-type="float" office:value="0.158833768494343">
            <text:p>0,15883376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189">
            <text:p>0,189</text:p>
          </table:table-cell>
          <table:table-cell table:formula="of:=[.C26]/0.4596" office:value-type="float" office:value="0.411227154046997">
            <text:p>0,411227154</text:p>
          </table:table-cell>
          <table:table-cell office:value-type="float" office:value="0.076">
            <text:p>0,076</text:p>
          </table:table-cell>
          <table:table-cell table:formula="of:=[.E26]/0.4596" office:value-type="float" office:value="0.165361183637946">
            <text:p>0,16536118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219">
            <text:p>0,219</text:p>
          </table:table-cell>
          <table:table-cell table:formula="of:=[.C27]/0.4596" office:value-type="float" office:value="0.476501305483029">
            <text:p>0,4765013055</text:p>
          </table:table-cell>
          <table:table-cell office:value-type="float" office:value="0.092">
            <text:p>0,092</text:p>
          </table:table-cell>
          <table:table-cell table:formula="of:=[.E27]/0.4596" office:value-type="float" office:value="0.200174064403829">
            <text:p>0,20017406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255">
            <text:p>0,255</text:p>
          </table:table-cell>
          <table:table-cell table:formula="of:=[.C28]/0.4596" office:value-type="float" office:value="0.554830287206266">
            <text:p>0,5548302872</text:p>
          </table:table-cell>
          <table:table-cell office:value-type="float" office:value="0.095">
            <text:p>0,095</text:p>
          </table:table-cell>
          <table:table-cell table:formula="of:=[.E28]/0.4596" office:value-type="float" office:value="0.206701479547433">
            <text:p>0,20670147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259">
            <text:p>0,259</text:p>
          </table:table-cell>
          <table:table-cell table:formula="of:=[.C29]/0.4596" office:value-type="float" office:value="0.563533507397737">
            <text:p>0,5635335074</text:p>
          </table:table-cell>
          <table:table-cell office:value-type="float" office:value="0.073">
            <text:p>0,073</text:p>
          </table:table-cell>
          <table:table-cell table:formula="of:=[.E29]/0.4596" office:value-type="float" office:value="0.158833768494343">
            <text:p>0,15883376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283">
            <text:p>0,283</text:p>
          </table:table-cell>
          <table:table-cell table:formula="of:=[.C30]/0.4596" office:value-type="float" office:value="0.615752828546562">
            <text:p>0,6157528285</text:p>
          </table:table-cell>
          <table:table-cell office:value-type="float" office:value="0.069">
            <text:p>0,069</text:p>
          </table:table-cell>
          <table:table-cell table:formula="of:=[.E30]/0.4596" office:value-type="float" office:value="0.150130548302872">
            <text:p>0,15013054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291">
            <text:p>0,291</text:p>
          </table:table-cell>
          <table:table-cell table:formula="of:=[.C31]/0.4596" office:value-type="float" office:value="0.633159268929504">
            <text:p>0,6331592689</text:p>
          </table:table-cell>
          <table:table-cell office:value-type="float" office:value="0.069">
            <text:p>0,069</text:p>
          </table:table-cell>
          <table:table-cell table:formula="of:=[.E31]/0.4596" office:value-type="float" office:value="0.150130548302872">
            <text:p>0,1501305483</text:p>
          </table:table-cell>
          <table:table-cell table:number-columns-repeated="7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3.04.2012</text:date>, <text:time>15:05:1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e </meta:initial-creator>
    <meta:creation-date>2012-04-03T14:27:25</meta:creation-date>
    <dc:date>2012-04-03T15:05:10</dc:date>
    <dc:creator>Paulie </dc:creator>
    <meta:editing-duration>PT37M46S</meta:editing-duration>
    <meta:editing-cycles>9</meta:editing-cycles>
    <meta:generator>LibreOffice/3.4$Linux LibreOffice_project/340m1$Build-502</meta:generator>
    <meta:document-statistic meta:table-count="3" meta:cell-count="124" meta:object-count="0"/>
    <meta:user-defined meta:name="qrichtext">1</meta:user-defined>
  </office:meta>
</office:document-meta>
</file>